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6672" officeooo:paragraph-rsid="00186672"/>
    </style:style>
    <style:style style:name="P2" style:family="paragraph" style:parent-style-name="Preformatted_20_Text">
      <style:paragraph-properties fo:padding="0.0193in" fo:border="0.06pt solid #d9d9e3"/>
    </style:style>
    <style:style style:name="P3" style:family="paragraph" style:parent-style-name="Preformatted_20_Text">
      <style:paragraph-properties fo:padding="0.0193in" fo:border="0.06pt solid #d9d9e3"/>
      <style:text-properties officeooo:paragraph-rsid="0023d9c8"/>
    </style:style>
    <style:style style:name="P4" style:family="paragraph" style:parent-style-name="Preformatted_20_Text">
      <style:paragraph-properties fo:margin-top="0in" fo:margin-bottom="0.1965in" style:contextual-spacing="false" fo:padding="0.0193in" fo:border="0.06pt solid #d9d9e3"/>
      <style:text-properties officeooo:paragraph-rsid="0023d9c8"/>
    </style:style>
    <style:style style:name="P5" style:family="paragraph" style:parent-style-name="Standard">
      <style:text-properties officeooo:rsid="00186672" officeooo:paragraph-rsid="0022e1d8"/>
    </style:style>
    <style:style style:name="P6" style:family="paragraph" style:parent-style-name="Standard" style:list-style-name="L25">
      <style:text-properties officeooo:rsid="001aeb20" officeooo:paragraph-rsid="0022e1d8"/>
    </style:style>
    <style:style style:name="P7" style:family="paragraph" style:parent-style-name="Standard">
      <style:text-properties officeooo:paragraph-rsid="00200a52"/>
    </style:style>
    <style:style style:name="P8" style:family="paragraph" style:parent-style-name="Standard" style:list-style-name="L23">
      <style:text-properties officeooo:paragraph-rsid="00200a52"/>
    </style:style>
    <style:style style:name="P9" style:family="paragraph" style:parent-style-name="Standard">
      <style:text-properties officeooo:rsid="0021b348" officeooo:paragraph-rsid="0021b348"/>
    </style:style>
    <style:style style:name="P10" style:family="paragraph" style:parent-style-name="Standard" style:list-style-name="L25">
      <style:text-properties officeooo:paragraph-rsid="0022e1d8"/>
    </style:style>
    <style:style style:name="P11" style:family="paragraph" style:parent-style-name="Text_20_body" style:list-style-name="L25">
      <style:text-properties officeooo:rsid="001aeb20" officeooo:paragraph-rsid="0022e1d8"/>
    </style:style>
    <style:style style:name="P12" style:family="paragraph" style:parent-style-name="Text_20_body" style:list-style-name="L25">
      <style:text-properties officeooo:rsid="00186672" officeooo:paragraph-rsid="0022e1d8"/>
    </style:style>
    <style:style style:name="P13" style:family="paragraph" style:parent-style-name="Text_20_body">
      <style:paragraph-properties fo:line-height="100%" fo:text-align="start" style:justify-single-word="false"/>
      <style:text-properties officeooo:rsid="001c5388" officeooo:paragraph-rsid="0023d9c8"/>
    </style:style>
    <style:style style:name="P14" style:family="paragraph" style:parent-style-name="Text_20_body">
      <style:paragraph-properties fo:padding="0.0193in" fo:border="0.06pt solid #d9d9e3"/>
    </style:style>
    <style:style style:name="P15" style:family="paragraph" style:parent-style-name="Text_20_body" style:list-style-name="L24">
      <style:paragraph-properties fo:padding="0.0193in" fo:border="0.06pt solid #d9d9e3"/>
      <style:text-properties officeooo:paragraph-rsid="00200a52"/>
    </style:style>
    <style:style style:name="P16" style:family="paragraph" style:parent-style-name="Text_20_body">
      <style:paragraph-properties fo:margin-left="0in" fo:margin-right="0in" fo:text-indent="0in" style:auto-text-indent="false" fo:padding="0.0193in" fo:border="0.06pt solid #d9d9e3"/>
    </style:style>
    <style:style style:name="P17" style:family="paragraph" style:parent-style-name="Text_20_body" style:list-style-name="L25">
      <style:text-properties officeooo:rsid="0021b348" officeooo:paragraph-rsid="0022e1d8"/>
    </style:style>
    <style:style style:name="P18" style:family="paragraph" style:parent-style-name="Text_20_body">
      <style:text-properties officeooo:rsid="0021b348" officeooo:paragraph-rsid="0022e1d8"/>
    </style:style>
    <style:style style:name="P19" style:family="paragraph" style:parent-style-name="Text_20_body" style:list-style-name="L25">
      <style:text-properties officeooo:paragraph-rsid="0022e1d8"/>
    </style:style>
    <style:style style:name="P20" style:family="paragraph" style:parent-style-name="Text_20_body">
      <style:text-properties officeooo:rsid="0022e1d8" officeooo:paragraph-rsid="0022e1d8"/>
    </style:style>
    <style:style style:name="P21" style:family="paragraph" style:parent-style-name="Text_20_body">
      <style:paragraph-properties fo:line-height="100%" fo:text-align="start" style:justify-single-word="false"/>
      <style:text-properties officeooo:rsid="0022e1d8" officeooo:paragraph-rsid="0022e1d8"/>
    </style:style>
    <style:style style:name="P22" style:family="paragraph" style:parent-style-name="Text_20_body">
      <style:paragraph-properties fo:line-height="100%" fo:text-align="start" style:justify-single-word="false" fo:padding="0.0193in" fo:border="0.06pt solid #d9d9e3"/>
      <style:text-properties officeooo:rsid="0022e1d8" officeooo:paragraph-rsid="0023d9c8"/>
    </style:style>
    <style:style style:name="P23" style:family="paragraph" style:parent-style-name="Text_20_body" style:list-style-name="L26">
      <style:paragraph-properties fo:padding="0.0193in" fo:border="0.06pt solid #d9d9e3"/>
      <style:text-properties officeooo:paragraph-rsid="0023d9c8"/>
    </style:style>
    <style:style style:name="P24" style:family="paragraph" style:parent-style-name="Text_20_body" style:list-style-name="L31">
      <style:paragraph-properties fo:padding="0.0193in" fo:border="0.06pt solid #d9d9e3"/>
      <style:text-properties officeooo:paragraph-rsid="0023d9c8"/>
    </style:style>
    <style:style style:name="P25" style:family="paragraph" style:parent-style-name="Text_20_body" style:list-style-name="L32">
      <style:paragraph-properties fo:padding="0.0193in" fo:border="0.06pt solid #d9d9e3"/>
      <style:text-properties officeooo:paragraph-rsid="0023d9c8"/>
    </style:style>
    <style:style style:name="P26" style:family="paragraph" style:parent-style-name="Text_20_body" style:list-style-name="L33">
      <style:paragraph-properties fo:padding="0.0193in" fo:border="0.06pt solid #d9d9e3"/>
      <style:text-properties officeooo:paragraph-rsid="0023d9c8"/>
    </style:style>
    <style:style style:name="P27" style:family="paragraph" style:parent-style-name="Text_20_body" style:list-style-name="L34">
      <style:paragraph-properties fo:padding="0.0193in" fo:border="0.06pt solid #d9d9e3"/>
      <style:text-properties officeooo:paragraph-rsid="0023d9c8"/>
    </style:style>
    <style:style style:name="P28" style:family="paragraph" style:parent-style-name="Text_20_body">
      <style:paragraph-properties fo:padding="0.0193in" fo:border="0.06pt solid #d9d9e3"/>
      <style:text-properties officeooo:paragraph-rsid="0023d9c8"/>
    </style:style>
    <style:style style:name="P29" style:family="paragraph" style:parent-style-name="Text_20_body">
      <style:paragraph-properties fo:line-height="100%" fo:text-align="start" style:justify-single-word="false"/>
      <style:text-properties officeooo:rsid="0023d9c8" officeooo:paragraph-rsid="0023d9c8"/>
    </style:style>
    <style:style style:name="P30" style:family="paragraph" style:parent-style-name="Text_20_body" style:list-style-name="L37">
      <style:paragraph-properties fo:line-height="100%" fo:text-align="start" style:justify-single-word="false" fo:padding="0.0193in" fo:border="0.06pt solid #d9d9e3"/>
      <style:text-properties officeooo:rsid="0022a197" officeooo:paragraph-rsid="0023d9c8"/>
    </style:style>
    <style:style style:name="P31" style:family="paragraph" style:parent-style-name="Text_20_body" style:list-style-name="L36">
      <style:paragraph-properties fo:padding="0.0193in" fo:border="0.06pt solid #d9d9e3"/>
      <style:text-properties officeooo:rsid="0022a197" officeooo:paragraph-rsid="0023d9c8"/>
    </style:style>
    <style:style style:name="P32" style:family="paragraph" style:parent-style-name="Text_20_body" style:list-style-name="L36">
      <style:paragraph-properties fo:padding="0.0193in" fo:border="0.06pt solid #d9d9e3"/>
      <style:text-properties officeooo:paragraph-rsid="0023d9c8"/>
    </style:style>
    <style:style style:name="P33" style:family="paragraph" style:parent-style-name="Text_20_body" style:list-style-name="L37">
      <style:paragraph-properties fo:padding="0.0193in" fo:border="0.06pt solid #d9d9e3"/>
      <style:text-properties officeooo:paragraph-rsid="0023d9c8"/>
    </style:style>
    <style:style style:name="T1" style:family="text">
      <style:text-properties officeooo:rsid="00186672"/>
    </style:style>
    <style:style style:name="T2" style:family="text">
      <style:text-properties officeooo:rsid="00186672" loext:padding="0.0193in" loext:border="0.06pt solid #d9d9e3"/>
    </style:style>
    <style:style style:name="T3" style:family="text">
      <style:text-properties loext:padding="0.0193in" loext:border="0.06pt solid #d9d9e3"/>
    </style:style>
    <style:style style:name="T4" style:family="text">
      <style:text-properties officeooo:rsid="001c538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text:span></text:p>
      <text:list xml:id="list2425750377" text:style-name="L23">
        <text:list-item>
          <text:p text:style-name="P8"><text:span text:style-name="Strong_20_Emphasis"><text:span text:style-name="T3">Statically Typed Language</text:span></text:span>: </text:p>
        </text:list-item>
      </text:list>
      <text:p text:style-name="P7"><text:tab/>In a statically typed language, the data types of variables are determined at compile time.</text:p>
      <text:p text:style-name="P14"><text:tab/>Example in a statically typed language (Java):</text:p>
      <text:list xml:id="list1103528684" text:style-name="L24">
        <text:list-item>
          <text:p text:style-name="P15"><text:span text:style-name="Strong_20_Emphasis"><text:span text:style-name="T3">Dynamically Typed Language</text:span></text:span>:</text:p>
          <text:p text:style-name="P15">In a dynamically typed language, the data types of variables are determined at runtime when the code is being executed. </text:p>
          <text:p text:style-name="P15">Example in a dynamically typed language (Python):</text:p>
        </text:list-item>
      </text:list>
      <text:p text:style-name="P2"><text:span text:style-name="Source_20_Text"><text:span text:style-name="T3"/></text:span></text:p>
      <text:list xml:id="list215954881336781" text:continue-numbering="true" text:style-name="L24">
        <text:list-item>
          <text:p text:style-name="P15"><text:span text:style-name="Strong_20_Emphasis"><text:span text:style-name="T3">Strongly Typed Language</text:span></text:span>: </text:p>
          <text:p text:style-name="P15">In a strongly typed language, the type system is strict, and implicit type conversions are limited. </text:p>
          <text:p text:style-name="P15">Example in a strongly typed language (Java):</text:p>
        </text:list-item>
        <text:list-item>
          <text:p text:style-name="P15"><text:span text:style-name="Strong_20_Emphasis"><text:span text:style-name="T3">Loosely Typed Language</text:span></text:span> (also known as weakly typed): </text:p>
          <text:p text:style-name="P15">In a loosely typed language, the type system is more flexible, allowing implicit type conversions between different data types. </text:p>
          <text:p text:style-name="P15">Example in a loosely typed language (JavaScript):</text:p>
        </text:list-item>
      </text:list>
      <text:p text:style-name="P16">Now, to answer your question: Java is a <text:span text:style-name="Strong_20_Emphasis"><text:span text:style-name="T3">statically typed</text:span></text:span> and <text:span text:style-name="Strong_20_Emphasis"><text:span text:style-name="T3">strongly typed</text:span></text:span> language. In Java, you need to explicitly declare the data types of variables, and the compiler enforces strict type checking during compilation. It does not allow implicit type conversions without explicit type casting.</text:p>
      <text:p text:style-name="P1"/>
      <text:p text:style-name="P1"/>
      <text:p text:style-name="P9">2).</text:p>
      <text:p text:style-name="P5"/>
      <text:list xml:id="list779112338" text:style-name="L25">
        <text:list-item>
          <text:p text:style-name="P10">Case Sensitive: </text:p>
          <text:p text:style-name="P10"/>
          <text:p text:style-name="P10">Case sensitivity refers to the distinction between uppercase and lowercase letters in programming languages. In a case-sensitive language, variables, keywords, function names, and identifiers must be written with the correct capitalization for them to be recognized as separate entities. This means that "variable" and "Variable" are considered two different identifiers.</text:p>
          <text:p text:style-name="P10"/>
          <text:p text:style-name="P6">Ex: C++ </text:p>
        </text:list-item>
      </text:list>
      <text:p text:style-name="P5"/>
      <text:list xml:id="list215954963148779" text:continue-numbering="true" text:style-name="L25">
        <text:list-item>
          <text:p text:style-name="P19">Case Insensitive: </text:p>
          <text:p text:style-name="P19">In a case-insensitive programming language, the distinction between uppercase and lowercase letters is not considered significant. This means that identifiers written in different cases are treated as if they were written in the same case. For example, "variable" and "Variable" would be treated as the same identifier.</text:p>
          <text:p text:style-name="P11"><text:soft-page-break/>Ex: SQL</text:p>
        </text:list-item>
        <text:list-item>
          <text:p text:style-name="P12">Case Sensitive-Insensitive (Mixed): </text:p>
          <text:p text:style-name="P12">A language that is case sensitive-insensitive (mixed) behaves differently based on the context. In some situations, it may treat identifiers as case sensitive, while in others, it may ignore the case.</text:p>
          <text:p text:style-name="P11">Ex: JavaScript</text:p>
        </text:list-item>
        <text:list-item>
          <text:p text:style-name="P12">Now, let's classify Java in relation to these terms:</text:p>
          <text:p text:style-name="P19"><text:span text:style-name="T1">Java is a case-sensitive programming language. It means that Java differentiates between uppercase and lowercase letters in identifiers and keywords. For instance, variables named </text:span><text:span text:style-name="Source_20_Text"><text:span text:style-name="T2">num</text:span></text:span><text:span text:style-name="T1">, </text:span><text:span text:style-name="Source_20_Text"><text:span text:style-name="T2">Num</text:span></text:span><text:span text:style-name="T1">, and </text:span><text:span text:style-name="Source_20_Text"><text:span text:style-name="T2">NUM</text:span></text:span><text:span text:style-name="T1"> are considered three distinct identifiers in Java.</text:span></text:p>
          <text:p text:style-name="P17"><text:span text:style-name="T4">So, to summarize, Java is a case-sensitive programming language, where uppercase and lowercase letters are treated as different entities when dealing with identifiers. </text:span></text:p>
        </text:list-item>
      </text:list>
      <text:p text:style-name="P18"/>
      <text:p text:style-name="P20">3).</text:p>
      <text:p text:style-name="P21">In Java, Identity Conversion is a type of conversion that occurs when a value is converted to a compatible type that it already belongs to. In other words, when a value is converted to the same type, it is known as identity conversion. In such cases, the conversion does not involve any change in the actual value; it remains unchanged.</text:p>
      <text:p text:style-name="P21">Ex:</text:p>
      <text:p text:style-name="P21"><text:tab/>int num1 = 155:</text:p>
      <text:p text:style-name="P21"><text:tab/>int num2 = num1;</text:p>
      <text:p text:style-name="P21"/>
      <text:p text:style-name="P21">4).</text:p>
      <text:p text:style-name="P13">Primitive Widening Conversion, also known as Type Promotion or Automatic Type Conversion, is a process in Java where a data type with a smaller range and size is automatically converted to a data type with a larger range and size. </text:p>
      <text:p text:style-name="P28">Here's a diagrammatic representation of how Primitive Widening Conversion works for numeric data types:</text:p>
      <text:p text:style-name="P3"><text:span text:style-name="Source_20_Text"><text:span text:style-name="T3"><text:s text:c="2"/>byte <text:s text:c="2"/>-&gt; <text:s/>short <text:s text:c="2"/>-&gt; <text:s text:c="2"/>int <text:s text:c="2"/>-&gt; <text:s text:c="2"/>long <text:s text:c="2"/>-&gt; <text:s/>float <text:s text:c="2"/>-&gt; <text:s/>double</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2"/>Widen <text:s text:c="6"/>Widen <text:s text:c="5"/>Widen <text:s text:c="4"/>Widen <text:s text:c="4"/>Widen <text:s text:c="4"/>Widen</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4"><text:span text:style-name="Source_20_Text"><text:span text:style-name="T3"><text:s text:c="3"/>| <text:s text:c="10"/>| <text:s text:c="9"/>| <text:s text:c="9"/>| <text:s text:c="9"/>| <text:s text:c="9"/>|</text:span></text:span></text:p>
      <text:p text:style-name="P28">Here's a detailed explanation of the diagram with examples:</text:p>
      <text:list xml:id="list2166461615" text:style-name="L26">
        <text:list-item>
          <text:p text:style-name="P23">byte to short: A byte data type (8 bits) can be safely converted to a short data type (16 bits) because short has a larger range and can accommodate all possible byte values.</text:p>
        </text:list-item>
      </text:list>
      <text:list xml:id="list1355510358" text:style-name="L31">
        <text:list-item>
          <text:p text:style-name="P24"><text:soft-page-break/>short to int: A short data type (16 bits) can be safely converted to an int data type (32 bits) because int has a larger range and can accommodate all possible short values.</text:p>
        </text:list-item>
      </text:list>
      <text:list xml:id="list3597907261" text:style-name="L32">
        <text:list-item>
          <text:p text:style-name="P25">int to long: An int data type (32 bits) can be safely converted to a long data type (64 bits) because long has a larger range and can accommodate all possible int values.</text:p>
        </text:list-item>
      </text:list>
      <text:list xml:id="list2653167435" text:style-name="L33">
        <text:list-item>
          <text:p text:style-name="P26">long to float: A long data type (64 bits) can be converted to a float data type (32 bits) because float has a larger range compared to long. Although float can represent larger values, it sacrifices some precision to accommodate them.</text:p>
        </text:list-item>
      </text:list>
      <text:list xml:id="list3258643025" text:style-name="L34">
        <text:list-item>
          <text:p text:style-name="P27">float to double: A float data type (32 bits) can be safely converted to a double data type (64 bits) because double has a larger range and more precision compared to float.</text:p>
        </text:list-item>
      </text:list>
      <text:p text:style-name="P22">In each example, the conversion from a smaller data type to a larger data type is done automatically by the Java compiler, ensuring that no data loss occurs. Primitive widening conversions are an essential part of Java's type system and are performed implicitly when needed.</text:p>
      <text:p text:style-name="P21"/>
      <text:p text:style-name="P29">5).</text:p>
      <text:list xml:id="list777375847" text:style-name="L36">
        <text:list-item>
          <text:p text:style-name="P32">Compile-time Constant: </text:p>
          <text:p text:style-name="P32">A compile-time constant is a constant whose value is known to the compiler at compile-time, and it does not change during the program's execution. The compiler replaces occurrences of compile-time constants with their actual values directly during the compilation process. The value of a compile-time constant can be determined solely from the source code and does not depend on any run-time calculations or user inputs.</text:p>
          <text:p text:style-name="P31">Ex: int myInt = 20:</text:p>
        </text:list-item>
      </text:list>
      <text:list xml:id="list3830186884" text:style-name="L37">
        <text:list-item>
          <text:p text:style-name="P33">Run-time Constant: </text:p>
          <text:p text:style-name="P33">A run-time constant is a constant whose value is not known to the compiler at compile-time but is determined during the program's execution. The value of a run-time constant can only be calculated or assigned during the execution of the program. These constants cannot be used in places where compile-time constants are required, such as array size declarations or switch statements.</text:p>
          <text:p text:style-name="P30">Ex: final int MY-INT = (int)Math.rando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34:38.940907001</meta:creation-date>
    <meta:generator>LibreOffice/7.3.7.2$Linux_X86_64 LibreOffice_project/30$Build-2</meta:generator>
    <dc:date>2023-08-01T21:59:53.147132327</dc:date>
    <meta:editing-duration>PT19M12S</meta:editing-duration>
    <meta:editing-cycles>3</meta:editing-cycles>
    <meta:document-statistic meta:table-count="0" meta:image-count="0" meta:object-count="0" meta:page-count="3" meta:paragraph-count="59" meta:word-count="948" meta:character-count="5919" meta:non-whitespace-character-count="4703"/>
  </office:meta>
</office:document-meta>
</file>